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essageConverter.convertToInternal( Object payload , @ Nullable MessageHeaders headers , @ Nullable Object conversion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MessageConverter.StringMessageConverter( Charset defaul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MessageConverter.convertFromInternal( Message &lt; ? &gt; message , Class &lt; ? &gt; targetClass , @ Nullable Object conversion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essageConverter.getContentTypeCharset(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MessageConverter.String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